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1018" table:default-cell-style-name="ce1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rig (packed)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 left to find match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ft matche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rig (packed)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ift righ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ight matche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ft and right match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 matches minus l + r match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ero any orig positions using #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ft matches minus l + 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crement #13 based on #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0:40:33.665000000</meta:creation-date>
    <dc:date>2022-05-07T11:58:09.616000000</dc:date>
    <meta:editing-duration>PT16M4S</meta:editing-duration>
    <meta:editing-cycles>2</meta:editing-cycles>
    <meta:generator>LibreOffice/7.0.0.3$Windows_X86_64 LibreOffice_project/8061b3e9204bef6b321a21033174034a5e2ea88e</meta:generator>
    <meta:document-statistic meta:table-count="1" meta:cell-count="110" meta:object-count="0"/>
  </office:meta>
</office:document-meta>
</file>